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9534f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stroke="none" draw:fill-color="#f47c3c"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draw:stroke="none" draw:fill-color="#29abe0" draw:textarea-horizontal-align="justify" draw:textarea-vertical-align="middle" draw:auto-grow-height="false" fo:min-height="0.648cm" fo:min-width="0.398cm"/>
    </style:style>
    <style:style style:name="gr4" style:family="graphic" style:parent-style-name="standard">
      <style:graphic-properties draw:fill-color="#29abe0" draw:textarea-horizontal-align="justify" draw:textarea-vertical-align="middle" draw:auto-grow-height="false" fo:min-height="1.045cm" fo:min-width="0.912cm" fo:wrap-option="no-wrap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29cm" fo:min-width="0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6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9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5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5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9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732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648cm" fo:min-width="0.3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083cm"/>
    </style:style>
    <style:style style:name="gr14" style:family="graphic" style:parent-style-name="standard">
      <style:graphic-properties draw:stroke="none" draw:fill-color="#666666" draw:textarea-horizontal-align="justify" draw:textarea-vertical-align="middle" draw:auto-grow-height="false" fo:min-height="0.648cm" fo:min-width="0.398cm"/>
    </style:style>
    <style:style style:name="P1" style:family="paragraph">
      <style:paragraph-properties fo:text-align="center"/>
    </style:style>
    <style:style style:name="P2" style:family="paragraph">
      <loext:graphic-properties draw:fill-color="#d9534f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3" style:family="paragraph">
      <loext:graphic-properties draw:fill-color="#f47c3c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4" style:family="paragraph">
      <loext:graphic-properties draw:fill-color="#29abe0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5" style:family="paragraph">
      <loext:graphic-properties draw:fill-color="#29abe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000000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P9" style:family="paragraph">
      <loext:graphic-properties draw:fill-color="#666666"/>
      <style:paragraph-properties fo:text-align="center"/>
      <style:text-properties fo:color="#ffffff" style:font-name="Noto Sans CJK JP Bold" fo:font-size="24pt" style:font-size-asian="24pt" style:font-size-complex="24pt"/>
    </style:style>
    <style:style style:name="T1" style:family="text">
      <style:text-properties fo:color="#ffffff" style:font-name="Noto Sans CJK JP Bol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2.667cm" svg:y="2.5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2.667cm" svg:y="4.95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2.667cm" svg:y="7.31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2.667cm" svg:y="10.033cm">
          <text:p text:style-name="P1"><text:span text:style-name="T1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2.667cm" svg:y="12.446cm">
          <text:p text:style-name="P1"><text:span text:style-name="T1">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524cm" svg:height="1.397cm" svg:x="19.812cm" svg:y="2.159cm">
          <text:p/>
          <draw:enhanced-geometry svg:viewBox="0 0 21600 21600" draw:text-areas="800 800 20800 20800" draw:type="round-rectangular-callout" draw:modifiers="11656.9180327869 10181.974248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0.762cm" svg:height="0.762cm" svg:x="20.193cm" svg:y="2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3.177cm" svg:height="0.848cm" svg:x="6.858cm" svg:y="2.748cm">
          <draw:text-box>
            <text:p>count-red</text:p>
          </draw:text-box>
        </draw:frame>
        <draw:frame draw:style-name="gr7" draw:text-style-name="P7" draw:layer="layout" svg:width="3.423cm" svg:height="0.848cm" svg:x="23.366cm" svg:y="2.413cm">
          <draw:text-box>
            <text:p>isolate-dot</text:p>
          </draw:text-box>
        </draw:frame>
        <draw:frame draw:style-name="gr8" draw:text-style-name="P7" draw:layer="layout" svg:width="4.088cm" svg:height="0.848cm" svg:x="6.602cm" svg:y="12.7cm">
          <draw:text-box>
            <text:p>bang-orange</text:p>
          </draw:text-box>
        </draw:frame>
        <draw:frame draw:style-name="gr9" draw:text-style-name="P7" draw:layer="layout" svg:width="3.034cm" svg:height="0.848cm" svg:x="6.604cm" svg:y="10.328cm">
          <draw:text-box>
            <text:p>bang-red</text:p>
          </draw:text-box>
        </draw:frame>
        <draw:frame draw:style-name="gr10" draw:text-style-name="P7" draw:layer="layout" svg:width="3.457cm" svg:height="0.848cm" svg:x="6.729cm" svg:y="7.407cm">
          <draw:text-box>
            <text:p>count-blue</text:p>
          </draw:text-box>
        </draw:frame>
        <draw:frame draw:style-name="gr11" draw:text-style-name="P7" draw:layer="layout" svg:width="4.232cm" svg:height="0.848cm" svg:x="6.802cm" svg:y="5.207cm">
          <draw:text-box>
            <text:p>count-orange</text:p>
          </draw:text-box>
        </draw:frame>
        <draw:custom-shape draw:style-name="gr12" draw:text-style-name="P8" draw:layer="layout" svg:width="1.27cm" svg:height="1.27cm" svg:x="2.694cm" svg:y="14.986cm">
          <text:p text:style-name="P1"><text:span text:style-name="T1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4.583cm" svg:height="0.848cm" svg:x="6.629cm" svg:y="15.24cm">
          <draw:text-box>
            <text:p>question-black</text:p>
          </draw:text-box>
        </draw:frame>
        <draw:custom-shape draw:style-name="gr14" draw:text-style-name="P9" draw:layer="layout" svg:width="1.27cm" svg:height="1.27cm" svg:x="2.694cm" svg:y="17.587cm">
          <text:p text:style-name="P1"><text:span text:style-name="T1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4.583cm" svg:height="0.848cm" svg:x="6.629cm" svg:y="17.841cm">
          <draw:text-box>
            <text:p>question-dar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old" svg:font-family="'Noto Sans CJK JP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1T13:31:06.578443148</meta:creation-date>
    <dc:date>2018-08-16T16:41:52.891692861</dc:date>
    <meta:editing-duration>PT3M39S</meta:editing-duration>
    <meta:editing-cycles>4</meta:editing-cycles>
    <meta:generator>LibreOffice/6.0.3.2$Linux_X86_64 LibreOffice_project/00m0$Build-2</meta:generator>
    <meta:document-statistic meta:object-count="17"/>
  </office:meta>
</office:document-meta>
</file>